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3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objectwithoutfill">
      <style:graphic-properties draw:marker-end="Arrowheads_20_27" draw:marker-end-width="0.3cm" draw:fill="none" draw:textarea-vertical-align="middle"/>
    </style:style>
    <style:style style:name="gr10" style:family="graphic" style:parent-style-name="objectwithoutfill">
      <style:graphic-properties draw:marker-end="Arrowheads_20_28" draw:marker-end-width="0.3cm" draw:fill="none" draw:textarea-vertical-align="middle"/>
    </style:style>
    <style:style style:name="gr11" style:family="graphic" style:parent-style-name="objectwithoutfill">
      <style:graphic-properties draw:marker-end="Arrowheads_20_31" draw:marker-end-width="0.3cm" draw:fill="none" draw:textarea-vertical-align="middle"/>
    </style:style>
    <style:style style:name="gr12" style:family="graphic" style:parent-style-name="objectwithoutfill">
      <style:graphic-properties draw:marker-end="Arrowheads_20_32" draw:marker-end-width="0.3cm" draw:fill="none" draw:textarea-vertical-align="middle"/>
    </style:style>
    <style:style style:name="gr13" style:family="graphic" style:parent-style-name="objectwithoutfill">
      <style:graphic-properties draw:marker-end="Arrowheads_20_34" draw:marker-end-width="0.3cm" draw:fill="none" draw:textarea-vertical-align="middle"/>
    </style:style>
    <style:style style:name="gr14" style:family="graphic" style:parent-style-name="objectwithoutfill">
      <style:graphic-properties draw:marker-end="Arrowheads_20_36" draw:marker-end-width="0.3cm" draw:fill="none" draw:textarea-vertical-align="middle"/>
    </style:style>
    <style:style style:name="gr15" style:family="graphic" style:parent-style-name="objectwithoutfill">
      <style:graphic-properties draw:marker-end="Arrowheads_20_42" draw:marker-end-width="0.3cm" draw:fill="none" draw:textarea-vertical-align="middle"/>
    </style:style>
    <style:style style:name="gr16" style:family="graphic" style:parent-style-name="objectwithoutfill">
      <style:graphic-properties draw:marker-end="Arrowheads_20_48" draw:marker-end-width="0.3cm" draw:fill="none" draw:textarea-vertical-align="middle"/>
    </style:style>
    <style:style style:name="gr17" style:family="graphic" style:parent-style-name="objectwithoutfill">
      <style:graphic-properties draw:marker-end="Arrowheads_20_49" draw:marker-end-width="0.3cm" draw:fill="none" draw:textarea-vertical-align="middle"/>
    </style:style>
    <style:style style:name="gr18" style:family="graphic" style:parent-style-name="objectwithoutfill">
      <style:graphic-properties draw:marker-end="Arrowheads_20_52" draw:marker-end-width="0.3cm" draw:fill="none" draw:textarea-vertical-align="middle"/>
    </style:style>
    <style:style style:name="gr19" style:family="graphic" style:parent-style-name="objectwithoutfill">
      <style:graphic-properties draw:marker-end="Arrowheads_20_56" draw:marker-end-width="0.3cm" draw:fill="none" draw:textarea-vertical-align="middle"/>
    </style:style>
    <style:style style:name="gr20" style:family="graphic" style:parent-style-name="objectwithoutfill">
      <style:graphic-properties draw:marker-end="Arrowheads_20_61" draw:marker-end-width="0.3cm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draw:marker-end="Arrowheads_20_6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9" draw:id="id9">
          <draw:custom-shape draw:style-name="gr1" draw:text-style-name="P1" draw:layer="layout" svg:width="3cm" svg:height="2cm" svg:x="10.05cm" svg:y="12cm">
            <text:p text:style-name="P1"><text:span text:style-name="T1">Condition</text:span><text:span text:style-name="T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10.5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6" draw:id="id6" draw:layer="layout" svg:width="3cm" svg:height="2cm" svg:x="10.05cm" svg:y="7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10.55cm" svg:y="7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3cm" svg:height="2cm" svg:x="15.05cm" svg:y="12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15.55cm" svg:y="12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7" draw:id="id7">
          <draw:custom-shape draw:style-name="gr3" draw:text-style-name="P1" draw:layer="layout" svg:width="3cm" svg:height="2cm" svg:x="5.05cm" svg:y="7cm">
            <text:p text:style-name="P1"><text:span text:style-name="T1">Resolver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3" draw:layer="layout" svg:width="2cm" svg:height="1cm" svg:x="5.55cm" svg:y="7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1" draw:text-style-name="P1" xml:id="id5" draw:id="id5" draw:layer="layout" svg:width="3cm" svg:height="2cm" svg:x="10.05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5cm" svg:height="1.827cm" svg:x="11.55cm" svg:y="4.5cm">
          <draw:text-box>
            <text:p><text:span text:style-name="T1">Create, </text:span></text:p>
            <text:p><text:span text:style-name="T1">Read, </text:span></text:p>
            <text:p><text:span text:style-name="T1">Delete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1.55cm" svg:y="10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9.05cm" svg:y="9.96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8.05cm" svg:y="6.961cm">
          <draw:text-box>
            <text:p><text:span text:style-name="T1">Search by Condition</text:span></text:p>
          </draw:text-box>
        </draw:frame>
        <draw:frame draw:style-name="gr7" draw:text-style-name="P4" draw:layer="layout" svg:width="2cm" svg:height="0.645cm" svg:x="9.05cm" svg:y="15.355cm">
          <draw:text-box>
            <text:p><text:span text:style-name="T1">Register</text:span></text:p>
          </draw:text-box>
        </draw:frame>
        <draw:frame draw:style-name="gr7" draw:text-style-name="P4" draw:layer="layout" svg:width="1.5cm" svg:height="0.645cm" svg:x="6.55cm" svg:y="17.355cm">
          <draw:text-box>
            <text:p><text:span text:style-name="T1">Insert</text:span></text:p>
          </draw:text-box>
        </draw:frame>
        <draw:custom-shape draw:style-name="gr1" draw:text-style-name="P1" xml:id="id8" draw:id="id8" draw:layer="layout" svg:width="3cm" svg:height="2cm" svg:x="2.05cm" svg:y="12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0" draw:id="id10">
          <draw:custom-shape draw:style-name="gr1" draw:text-style-name="P1" xml:id="id2" draw:id="id2" draw:layer="layout" svg:width="3cm" svg:height="2cm" svg:x="25cm" svg:y="12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25.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1" draw:id="id1" draw:layer="layout" svg:width="3cm" svg:height="2cm" svg:x="15.05cm" svg:y="7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cm" svg:height="2cm" svg:x="20.05cm" svg:y="12cm">
          <text:p text:style-name="P1"><text:span text:style-name="T1">Clea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25cm" svg:height="1.5cm" svg:x="18.05cm" svg:y="13cm">
          <draw:text-box>
            <text:p><text:span text:style-name="T1">Search by</text:span></text:p>
            <text:p><text:span text:style-name="T1">Message</text:span></text:p>
          </draw:text-box>
        </draw:frame>
        <draw:frame draw:style-name="gr6" draw:text-style-name="P4" draw:layer="layout" svg:width="1.75cm" svg:height="1.039cm" svg:x="23.05cm" svg:y="12.961cm">
          <draw:text-box>
            <text:p><text:span text:style-name="T1">Scan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1.5cm" svg:y="9cm">
          <draw:text-box>
            <text:p><text:span text:style-name="T1">Submit </text:span></text:p>
            <text:p><text:span text:style-name="T1">Messages</text:span></text:p>
          </draw:text-box>
        </draw:frame>
        <draw:frame draw:style-name="gr7" draw:text-style-name="P4" draw:layer="layout" svg:width="3.5cm" svg:height="0.645cm" svg:x="6.55cm" svg:y="3cm">
          <draw:text-box>
            <text:p><text:span text:style-name="T1">Submit Messages</text:span></text:p>
          </draw:text-box>
        </draw:frame>
        <draw:connector draw:style-name="gr9" draw:text-style-name="P5" draw:layer="layout" svg:x1="18.05cm" svg:y1="8cm" svg:x2="26.5cm" svg:y2="12cm" draw:start-shape="id1" draw:start-glue-point="1" draw:end-shape="id2" draw:end-glue-point="0" svg:d="M18050 8000h8450v4000" svg:viewBox="0 0 8451 4001">
          <text:p/>
        </draw:connector>
        <draw:frame draw:style-name="gr6" draw:text-style-name="P4" draw:layer="layout" svg:width="2.75cm" svg:height="1.039cm" svg:x="16.55cm" svg:y="10cm">
          <draw:text-box>
            <text:p><text:span text:style-name="T1">Withdraw </text:span></text:p>
            <text:p><text:span text:style-name="T1">by Account</text:span></text:p>
          </draw:text-box>
        </draw:frame>
        <draw:connector draw:style-name="gr10" draw:text-style-name="P5" draw:layer="layout" draw:type="line" svg:x1="20.05cm" svg:y1="13cm" svg:x2="18.05cm" svg:y2="13cm" draw:start-shape="id3" draw:start-glue-point="3" draw:end-shape="id4" draw:end-glue-point="1" svg:d="M20050 13000h-2000" svg:viewBox="0 0 2001 1">
          <text:p/>
        </draw:connector>
        <draw:frame draw:style-name="gr7" draw:text-style-name="P4" draw:layer="layout" svg:width="2.75cm" svg:height="0.645cm" svg:x="23.75cm" svg:y="8cm">
          <draw:text-box>
            <text:p><text:span text:style-name="T1">Search by Ids</text:span></text:p>
          </draw:text-box>
        </draw:frame>
        <draw:connector draw:style-name="gr11" draw:text-style-name="P5" draw:layer="layout" svg:x1="23.05cm" svg:y1="13cm" svg:x2="25cm" svg:y2="13cm" draw:start-shape="id3" draw:start-glue-point="1" draw:end-shape="id2" draw:end-glue-point="3" svg:d="M23050 13000h1950" svg:viewBox="0 0 1951 1">
          <text:p/>
        </draw:connector>
        <draw:frame draw:style-name="gr6" draw:text-style-name="P4" draw:layer="layout" svg:width="2.5cm" svg:height="1.039cm" svg:x="14.05cm" svg:y="3cm">
          <draw:text-box>
            <text:p><text:span text:style-name="T1">Messages by Account</text:span></text:p>
          </draw:text-box>
        </draw:frame>
        <draw:connector draw:style-name="gr12" draw:text-style-name="P5" draw:layer="layout" svg:x1="11.55cm" svg:y1="4cm" svg:x2="11.55cm" svg:y2="7cm" draw:start-shape="id5" draw:start-glue-point="2" draw:end-shape="id6" draw:end-glue-point="0" svg:d="M11550 4000v3000" svg:viewBox="0 0 1 3001">
          <text:p/>
        </draw:connector>
        <draw:connector draw:style-name="gr13" draw:text-style-name="P5" draw:layer="layout" svg:x1="8.05cm" svg:y1="8cm" svg:x2="10.05cm" svg:y2="8cm" draw:start-shape="id7" draw:start-glue-point="1" draw:end-shape="id6" draw:end-glue-point="3" svg:d="M8050 8000h2000" svg:viewBox="0 0 2001 1">
          <text:p/>
        </draw:connector>
        <draw:connector draw:style-name="gr14" draw:text-style-name="P5" draw:layer="layout" svg:x1="10.05cm" svg:y1="3cm" svg:x2="6.55cm" svg:y2="7cm" draw:start-shape="id5" draw:start-glue-point="3" draw:end-shape="id7" draw:end-glue-point="0" svg:d="M10050 3000h-3500v4000" svg:viewBox="0 0 3501 4001">
          <text:p/>
        </draw:connector>
        <draw:connector draw:style-name="gr15" draw:text-style-name="P5" draw:layer="layout" svg:x1="3.55cm" svg:y1="12cm" svg:x2="5.05cm" svg:y2="8cm" draw:start-shape="id8" draw:start-glue-point="0" draw:end-shape="id7" draw:end-glue-point="3" svg:d="M3550 12000v-4000h1500" svg:viewBox="0 0 1501 4001">
          <text:p/>
        </draw:connector>
        <draw:connector draw:style-name="gr16" draw:text-style-name="P5" draw:layer="layout" draw:type="line" svg:x1="16.55cm" svg:y1="9cm" svg:x2="16.55cm" svg:y2="12cm" draw:start-shape="id1" draw:start-glue-point="2" draw:end-shape="id4" draw:end-glue-point="0" svg:d="M16550 9000v3000" svg:viewBox="0 0 1 3001">
          <text:p/>
        </draw:connector>
        <draw:connector draw:style-name="gr17" draw:text-style-name="P5" draw:layer="layout" draw:type="line" svg:x1="11.55cm" svg:y1="9cm" svg:x2="11.55cm" svg:y2="12cm" draw:start-shape="id6" draw:start-glue-point="2" draw:end-shape="id9" draw:end-glue-point="0" svg:d="M11550 9000v3000" svg:viewBox="0 0 1 3001">
          <text:p/>
        </draw:connector>
        <draw:connector draw:style-name="gr18" draw:text-style-name="P5" draw:layer="layout" draw:type="line" svg:x1="8.05cm" svg:y1="8cm" svg:x2="10.05cm" svg:y2="13cm" draw:start-shape="id7" draw:start-glue-point="1" draw:end-shape="id9" draw:end-glue-point="3" svg:d="M8050 8000l2000 5000" svg:viewBox="0 0 2001 5001">
          <text:p/>
        </draw:connector>
        <draw:connector draw:style-name="gr19" draw:text-style-name="P5" draw:layer="layout" draw:line-skew="3.498cm" svg:x1="6.55cm" svg:y1="9cm" svg:x2="26.5cm" svg:y2="14cm" draw:start-shape="id7" draw:start-glue-point="2" draw:end-shape="id10" draw:end-glue-point="2" svg:d="M6550 9000v9000h19950v-4000" svg:viewBox="0 0 19951 9001">
          <text:p/>
        </draw:connector>
        <draw:connector draw:style-name="gr20" draw:text-style-name="P5" xml:id="id11" draw:id="id11" draw:layer="layout" draw:line-skew="0.713cm" svg:x1="9.021cm" svg:y1="16.071cm" svg:x2="16.55cm" svg:y2="14cm" draw:end-shape="id4" draw:end-glue-point="2" svg:d="M9021 16071v-71h7529v-2000" svg:viewBox="0 0 7530 2072">
          <text:p/>
        </draw:connector>
        <draw:connector draw:style-name="gr21" draw:text-style-name="P5" draw:layer="layout" draw:type="line" svg:x1="6.55cm" svg:y1="9cm" svg:x2="9.021cm" svg:y2="16.071cm" draw:start-shape="id7" draw:start-glue-point="2" draw:end-shape="id11" draw:end-glue-point="2" svg:d="M6550 9000l2471 7071" svg:viewBox="0 0 2472 7072">
          <text:p/>
        </draw:connector>
        <draw:connector draw:style-name="gr22" draw:text-style-name="P5" draw:layer="layout" svg:x1="16.55cm" svg:y1="7cm" svg:x2="13.05cm" svg:y2="3cm" draw:start-shape="id1" draw:start-glue-point="0" draw:end-shape="id5" draw:end-glue-point="1" svg:d="M16550 7000v-4000h-3500" svg:viewBox="0 0 3501 4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2" draw:display-name="Arrowheads 42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20 20" svg:d="M0 20l10-20 10 20z"/>
    <draw:marker draw:name="Arrowheads_20_56" draw:display-name="Arrowheads 5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3-26T20:10:07.574695980</dc:date>
    <meta:editing-duration>PT3H7M36S</meta:editing-duration>
    <meta:editing-cycles>11</meta:editing-cycles>
    <meta:generator>LibreOffice/7.4.2.3$Linux_X86_64 LibreOffice_project/40$Build-3</meta:generator>
    <meta:document-statistic meta:object-count="44"/>
  </office:meta>
</office:document-meta>
</file>